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parent-style-name="Standard">
      <style:text-properties officeooo:rsid="0007bac4" officeooo:paragraph-rsid="0007bac4"/>
    </style:style>
    <style:style style:name="P2" style:family="paragraph" style:parent-style-name="Standard">
      <style:text-properties style:font-name="Open Sans" fo:font-size="11pt" officeooo:rsid="0007bac4" officeooo:paragraph-rsid="0007bac4" style:font-size-asian="11pt" style:font-size-complex="11pt"/>
    </style:style>
    <style:style style:name="P3" style:family="paragraph" style:parent-style-name="Standard">
      <style:text-properties officeooo:paragraph-rsid="0007bac4"/>
    </style:style>
    <style:style style:name="P4" style:family="paragraph" style:parent-style-name="Standard">
      <style:text-properties officeooo:rsid="0008d3bc" officeooo:paragraph-rsid="0008d3bc"/>
    </style:style>
    <style:style style:name="P5" style:family="paragraph" style:parent-style-name="Standard">
      <style:text-properties officeooo:paragraph-rsid="0008d3bc"/>
    </style:style>
    <style:style style:name="P6" style:family="paragraph" style:parent-style-name="Text_20_body">
      <style:text-properties officeooo:paragraph-rsid="0008d3bc"/>
    </style:style>
    <style:style style:name="T1" style:family="text">
      <style:text-properties officeooo:rsid="0007bac4"/>
    </style:style>
    <style:style style:name="T2" style:family="text">
      <style:text-properties fo:font-weight="bold" style:font-weight-asian="bold" style:font-weight-complex="bold"/>
    </style:style>
    <style:style style:name="T3" style:family="text">
      <style:text-properties fo:font-weight="bold" officeooo:rsid="0007bac4" style:font-weight-asian="bold" style:font-weight-complex="bold"/>
    </style:style>
    <style:style style:name="T4" style:family="text">
      <style:text-properties fo:font-weight="bold" officeooo:rsid="0008d3bc" style:font-weight-asian="bold" style:font-weight-complex="bold"/>
    </style:style>
    <style:style style:name="T5" style:family="text">
      <style:text-properties style:font-name="Open Sans" fo:font-size="11pt" officeooo:rsid="0007bac4" style:font-size-asian="11pt" style:font-size-complex="11pt"/>
    </style:style>
    <style:style style:name="T6" style:family="text">
      <style:text-properties style:font-name="Open Sans" fo:font-size="11pt" fo:font-weight="bold" officeooo:rsid="0007bac4" style:font-size-asian="11pt" style:font-weight-asian="bold" style:font-size-complex="11pt" style:font-weight-complex="bold"/>
    </style:style>
    <style:style style:name="T7" style:family="text">
      <style:text-properties style:font-name="Open Sans" fo:font-size="11pt" fo:font-weight="normal" officeooo:rsid="0007bac4" style:font-size-asian="11pt" style:font-weight-asian="normal" style:font-size-complex="11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07bac4" style:font-weight-asian="normal" style:font-weight-complex="normal"/>
    </style:style>
    <style:style style:name="T10" style:family="text">
      <style:text-properties fo:font-weight="normal" officeooo:rsid="0008d3bc"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officeooo:rsid="0008d3bc"/>
    </style:style>
    <style:style style:name="T1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1) </text:span><text:span text:style-name="T6">Hashing</text:span><text:span text:style-name="T5">: </text:span>Técnica que convierte la llave del registro en un número aleatorio, el que sirve después para determinar dónde se almacena el registro.</text:p>
      <text:p text:style-name="P3"><text:tab/><text:span text:style-name="T1">Hay un único acceso a memoria. No pueden haber estructuras adicionales. El archivo se organiza por un único criterio (clave primaria).</text:span></text:p>
      <text:p text:style-name="P3"/>
      <text:p text:style-name="P3"/>
      <text:p text:style-name="P3"><text:span text:style-name="T5">2)</text:span><text:span text:style-name="T6"> Función de Dispersión</text:span><text:span text:style-name="T7">: </text:span><text:span text:style-name="T8">Caja negra que a partir de una clave se obtiene la dirección donde debe estar el registro. </text:span></text:p>
      <text:p text:style-name="P3"><text:span text:style-name="T8"><text:tab/></text:span>Diferencia con índices: No hay relación aparente entre llave y dirección (dispersión). Dos llaves distintas pueden transformarse en la misma dirección (colisión).</text:p>
      <text:p text:style-name="P3"><text:tab/><text:span text:style-name="T1">Ejemplo1: Clave MOD 11 . El resultado es qué dirección se almacena.</text:span></text:p>
      <text:p text:style-name="P3"><text:tab/><text:span text:style-name="T1">Ejemplo2: Clave MOD 5 .</text:span></text:p>
      <text:p text:style-name="P3"><text:tab/><text:span text:style-name="T1">Ejemplo3: Clave MOD 7 .</text:span></text:p>
      <text:p text:style-name="P3"/>
      <text:p text:style-name="P3"/>
      <text:p text:style-name="P1">3) <text:span text:style-name="T2">Colisión</text:span><text:span text:style-name="T8">: Situación en la que un registro es asignado a una dirección que está utilizada por otro registro.</text:span></text:p>
      <text:p text:style-name="P1"><text:span text:style-name="T8"/></text:p>
      <text:p text:style-name="P1"><text:span text:style-name="T2">Overflow</text:span><text:span text:style-name="T8">: Situación en la que un registro es asignado a una dirección que está utilizada por otro registro y NO queda espacio para este nuevo. </text:span></text:p>
      <text:p text:style-name="P1"><text:span text:style-name="T8"><text:tab/>Soluciones: Algoritmos de dispersión sin colisiones o que estas colisiones nunca produzcan overflow (imposibles de conseguir). Almacenar los registros de alguna otra forma, esparcir.</text:span></text:p>
      <text:p text:style-name="P2"><text:span text:style-name="T8"/></text:p>
      <text:p text:style-name="P3"><text:span text:style-name="T3">Sinónimo</text:span><text:span text:style-name="T9">: Son c</text:span><text:span text:style-name="T8">laves distintas que se asignan a la misma ubicación en una tabla hash. Esto ocurre cuando dos o más claves diferentes generan el mismo valor de hash y, por lo tanto, </text:span><text:span text:style-name="T9">deben</text:span><text:span text:style-name="T8"> coloca</text:span><text:span text:style-name="T9">rse</text:span><text:span text:style-name="T8"> en </text:span><text:span text:style-name="T9">la misma dirección.</text:span></text:p>
      <text:p text:style-name="P3"><text:span text:style-name="T9"/></text:p>
      <text:p text:style-name="P3"><text:span text:style-name="T9"/></text:p>
      <text:p text:style-name="P1"><text:span text:style-name="T8">4) </text:span><text:span text:style-name="T4">Soluciones para reducir el número de colisiones</text:span><text:span text:style-name="T10">:</text:span></text:p>
      <text:p text:style-name="P1"><text:span text:style-name="T10">- Esparcir registros: Buscar métodos que distribuyan los registros de la forma más aleatoria.</text:span></text:p>
      <text:p text:style-name="P1"><text:span text:style-name="T10"/></text:p>
      <text:p text:style-name="P1"><text:span text:style-name="T10">- Usar memoria adicional: Distribuir pocos registros en muchas direcciones. Disminuye colisiones y overflow. Desperdicia espacio.</text:span></text:p>
      <text:p text:style-name="P1"><text:span text:style-name="T10"/></text:p>
      <text:p text:style-name="P1"><text:span text:style-name="T10">- Colocar más de un registro por dirección (colisiones pero no overflow).</text:span></text:p>
      <text:p text:style-name="P3"/>
      <text:p text:style-name="P3"/>
      <text:p text:style-name="P5"><text:span text:style-name="T12">5) </text:span><text:span text:style-name="T4">Densidad de Empaquetamiento</text:span><text:span text:style-name="T10">: </text:span><text:span text:style-name="T11">Relación entre el espacio disponible para el archivo de datos y la cantidad de registros que integran el mismo.</text:span></text:p>
      <text:p text:style-name="P5"><text:span text:style-name="T8"><text:tab/></text:span><text:span text:style-name="T10">Cuanto más chica sea la densidad de empaquetamiento menos probabilidades hay que se produzca un desborde. Cuanto más espacio libre tenga en los nodos menos chances hay de que uno se llene.</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4"><text:soft-page-break/><text:span text:style-name="T8">6)</text:span></text:p>
      <text:p text:style-name="P6"><text:span text:style-name="T4">Saturación progresiva</text:span><text:span text:style-name="T10">: Si su dirección está ocupada, ocupa la siguiente libre.</text:span></text:p>
      <text:p text:style-name="P6"><text:span text:style-name="T10"><text:tab/>- </text:span>La búsqueda se posiciona en la dirección y arranca a bajar hasta la primera vacía. </text:p>
      <text:p text:style-name="P6"><text:tab/>- Cuando se borra un elemento hay que indicar con una marca que estaba ocupado (marca para no detener la búsqueda, el lugar está libre). </text:p>
      <text:p text:style-name="P6"><text:tab/>- Si un dato tiene ocupado su lugar por un nodo anterior, lo empuja al que está ocupando y que no corresponde a esa dirección. </text:p>
      <text:p text:style-name="P6"/>
      <text:p text:style-name="P6"><text:span text:style-name="T2">Saturación progresiva encadenada</text:span>: Cada dirección va a tener un puntero, que arranca en -1.</text:p>
      <text:p text:style-name="P6"><text:tab/>- Si la dirección está ocupada, ocupa la siguiente libre. El puntero de la dirección original almacena donde está guardado dicho dato que no entró. </text:p>
      <text:p text:style-name="P6"><text:tab/>- Se tienen menos accesos para la búsqueda. </text:p>
      <text:p text:style-name="P6"/>
      <text:p text:style-name="P6"><text:span text:style-name="T2">Doble dispersión</text:span>: Hay dos funciones de dispersión. Si la dirección está ocupada, aplica la segunda función. Esta segunda brinda el desplazamiento desde la dirección original.</text:p>
      <text:p text:style-name="P6"><text:tab/>- Si la dirección con desplazamiento está ocupada, le vuelvo a sumar el desplazamiento. Así hasta encontrar una libre.</text:p>
      <text:p text:style-name="P6"><text:tab/>- La búsqueda si no encuentra, suma tantas veces el desplazamiento hasta encontrarlo, ó hasta un espacio vacío, ó hasta que llega de vuelta a la dirección base. </text:p>
      <text:p text:style-name="P6"><text:tab/>- No hay enlaces, ni hay que buscar uno por uno como en la progresiva. Los datos que irían a la misma dirección terminan más dispersados. </text:p>
      <text:p text:style-name="P6"/>
      <text:p text:style-name="P6"><text:span text:style-name="T2">Área de desborde separado</text:span>: Hay un área específica (lista) donde se guardan los elementos con desborde. El puntero de la dirección original apunta a dónde está guardado en la lista de desborde.</text:p>
      <text:p text:style-name="P6"><text:tab/>- Tiene menor cantidad de accesos en promedio. </text:p>
      <text:p text:style-name="P6"><text:tab/>- Los elementos de la lista de desborde también tiene un puntero. Esta lista funciona como la saturación progresiva encadena. </text:p>
      <text:p text:style-name="P4"><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10:56:02.435000000</meta:creation-date>
    <dc:date>2024-05-26T11:13:38.501000000</dc:date>
    <meta:editing-duration>PT7M4S</meta:editing-duration>
    <meta:editing-cycles>1</meta:editing-cycles>
    <meta:document-statistic meta:table-count="0" meta:image-count="0" meta:object-count="0" meta:page-count="2" meta:paragraph-count="32" meta:word-count="605" meta:character-count="3688" meta:non-whitespace-character-count="3087"/>
    <meta:generator>LibreOffice/24.2.2.2$Windows_X86_64 LibreOffice_project/d56cc158d8a96260b836f100ef4b4ef25d6f1a01</meta:generator>
  </office:meta>
</office:document-meta>
</file>